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blender</text:p>
          </table:table-cell>
          <table:table-cell table:number-columns-repeated="7"/>
          <table:table-cell office:value-type="string" calcext:value-type="string">
            <text:p>open3</text:p>
          </table:table-cell>
          <table:table-cell table:number-columns-repeated="3"/>
          <table:table-cell office:value-type="string" calcext:value-type="string">
            <text:p>ma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p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amp001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-0.49" calcext:value-type="float">
            <text:p>-0,49</text:p>
          </table:table-cell>
          <table:table-cell office:value-type="float" office:value="-1.5" calcext:value-type="float">
            <text:p>-1,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0.98" calcext:value-type="float">
            <text:p>0,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ot</text:p>
          </table:table-cell>
          <table:table-cell office:value-type="float" office:value="0.11" calcext:value-type="float">
            <text:p>0,11</text:p>
          </table:table-cell>
          <table:table-cell office:value-type="float" office:value="-1.12" calcext:value-type="float">
            <text:p>-1,12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0.22" calcext:value-type="float">
            <text:p>0,22</text:p>
          </table:table-cell>
          <table:table-cell office:value-type="float" office:value="-0.23" calcext:value-type="float">
            <text:p>-0,23</text:p>
          </table:table-cell>
          <table:table-cell office:value-type="float" office:value="0.24" calcext:value-type="float">
            <text:p>0,24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 calcext:value-type="string">
            <text:p>poin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 office:value-type="string" calcext:value-type="string">
            <text:p>0,80,91</text:p>
          </table:table-cell>
          <table:table-cell office:value-type="string" calcext:value-type="string">
            <text:p>0,11,0,330,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onstat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inat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quadratt</text:p>
          </table:table-cell>
          <table:table-cell table:number-columns-repeated="2" office:value-type="float" office:value="0.0011" calcext:value-type="float">
            <text:p>0,0011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po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10"/>&lt;color sid="color"&gt;1 1 1&lt;/color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10"/>&lt;constant_attenuation&gt;1&lt;/constant_attenuation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10"/>&lt;linear_attenuation&gt;0&lt;/linear_attenuation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10"/>&lt;quadratic_attenuation&gt;0.001599967&lt;/quadratic_attenuation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10"/>&lt;falloff_angle sid="fall_off_angle"&gt;45&lt;/falloff_angle&gt;</text:p>
          </table:table-cell>
          <table:table-cell table:number-columns-repeated="4"/>
          <table:table-cell office:value-type="string" calcext:value-type="string">
            <text:p>inner cone inradia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10"/>&lt;falloff_exponent sid="fall_off_exponent"&gt;0.15&lt;/falloff_exponent&gt;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4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08:28:31.323000000</meta:creation-date>
    <dc:date>2018-04-24T11:38:40.742000000</dc:date>
    <meta:editing-duration>PT2H39M38S</meta:editing-duration>
    <meta:editing-cycles>3</meta:editing-cycles>
    <meta:generator>LibreOffice/5.4.2.2$Windows_x86 LibreOffice_project/22b09f6418e8c2d508a9eaf86b2399209b0990f4</meta:generator>
    <meta:document-statistic meta:table-count="1" meta:cell-count="73" meta:object-count="0"/>
  </office:meta>
</office:document-meta>
</file>